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o Tito<text:line-break/><text:line-break/>Mientras que Jose caminaba con su familia por la cinta costera, podia escuchar los automoviles pasando en estos tiempos donde cada uno velaba por su propio bienestar y grupos distintos hablaban de que era lo mejor. Algunos criticaban solamente, otros trabajaban, pero el Panameño promedio se reunia con sus amistades - sea en algun sitio con bebidas o su medio cibernetico preferido, criticando sin sentido ya que, para que criticar si no hacen algo al respecto? <text:line-break/>Los ojos de sus compatriotas de tez mas clara miraban a la familia de Jose con desprecio. Un gesto<text:line-break/>involuntario y casi inconsciente de años bombardeados por publicidad falsa. Estereotipando las diferencias clasisitas de un lugar que se deberia considerar como el bien comun: Aquella ideologia amarellentista de los capitalistas - aquellos que tienen amigos en los lugares adecuados, gozando de los privilegios que fueron usurpados de nuestra caja menuda, nuestros impuestos. Aquel fondo del cual Jose y su familia desconoce. <text:line-break/>"Papa" le dice su pequeño, "quelo un raspao". El padre ya se habia preparado para los gastos adicionales antes de salir con su familia a disfrutar del poco tiempo que tiene para estar en familia. Mientras que <text:s/>fue a sacar el poco sencillo que tenia, vio un niño de ocho años pasar al lado de ellos escribiendo en su Blackberry. El hijo de Jose le pregunto que er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5:01:26.725000000</meta:creation-date>
    <dc:date>2014-09-17T15:02:13.960000000</dc:date>
    <meta:editing-duration>PT47S</meta:editing-duration>
    <meta:editing-cycles>1</meta:editing-cycles>
    <meta:document-statistic meta:table-count="0" meta:image-count="0" meta:object-count="0" meta:page-count="1" meta:paragraph-count="1" meta:word-count="227" meta:character-count="1365" meta:non-whitespace-character-count="1134"/>
    <meta:generator>LibreOffice/4.3.0.4$Windows_x86 LibreOffice_project/62ad5818884a2fc2e5780dd45466868d41009ec0</meta:generator>
  </office:meta>
</office:document-meta>
</file>